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ce3"/>
        <table:table-column table:style-name="co2" table:number-columns-repeated="5" table:default-cell-style-name="ce1"/>
        <table:table-column table:style-name="co2" table:default-cell-style-name="ce3"/>
        <table:table-column table:style-name="co2" table:number-columns-repeated="1011" table:default-cell-style-name="ce1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andSE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ndOM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peedup (Sp)</text:p>
          </table:table-cell>
          <table:table-cell office:value-type="string" calcext:value-type="string">
            <text:p>Efficiency (Ep)</text:p>
          </table:table-cell>
          <table:table-cell office:value-type="string" calcext:value-type="string">
            <text:p>Sp=1/Tp</text:p>
          </table:table-cell>
          <table:table-cell office:value-type="string" calcext:value-type="string">
            <text:p>Ep=Sp/P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.72661" calcext:value-type="float">
            <text:p>5.72661</text:p>
          </table:table-cell>
          <table:table-cell table:style-name="ce2" office:value-type="float" office:value="5.697672" calcext:value-type="float">
            <text:p>5.697672</text:p>
          </table:table-cell>
          <table:table-cell table:style-name="ce2" office:value-type="float" office:value="5.691605" calcext:value-type="float">
            <text:p>5.691605</text:p>
          </table:table-cell>
          <table:table-cell table:style-name="ce2" office:value-type="float" office:value="5.675088" calcext:value-type="float">
            <text:p>5.675088</text:p>
          </table:table-cell>
          <table:table-cell table:style-name="ce2" office:value-type="float" office:value="5.717153" calcext:value-type="float">
            <text:p>5.717153</text:p>
          </table:table-cell>
          <table:table-cell table:style-name="ce4" table:formula="of:=SUM([.B2:.F2])/5" office:value-type="float" office:value="5.7016256" calcext:value-type="float">
            <text:p>5.7016256</text:p>
          </table:table-cell>
          <table:table-cell table:style-name="ce2" office:value-type="float" office:value="5.62722" calcext:value-type="float">
            <text:p>5.62722</text:p>
          </table:table-cell>
          <table:table-cell table:style-name="ce2" office:value-type="float" office:value="5.709905" calcext:value-type="float">
            <text:p>5.709905</text:p>
          </table:table-cell>
          <table:table-cell table:style-name="ce2" office:value-type="float" office:value="5.70242" calcext:value-type="float">
            <text:p>5.70242</text:p>
          </table:table-cell>
          <table:table-cell table:style-name="ce2" office:value-type="float" office:value="5.694833" calcext:value-type="float">
            <text:p>5.694833</text:p>
          </table:table-cell>
          <table:table-cell table:style-name="ce2" office:value-type="float" office:value="5.699199" calcext:value-type="float">
            <text:p>5.699199</text:p>
          </table:table-cell>
          <table:table-cell table:style-name="ce4" table:formula="of:=SUM([.H2:.L2])/5" office:value-type="float" office:value="5.6867154" calcext:value-type="float">
            <text:p>5.6867154</text:p>
          </table:table-cell>
          <table:table-cell table:formula="of:=[.G2]/[.M2]" office:value-type="float" office:value="1.00262193532667" calcext:value-type="float">
            <text:p>1.00262193532667</text:p>
          </table:table-cell>
          <table:table-cell table:formula="of:=[.N2]/[.A2]" office:value-type="float" office:value="1.00262193532667" calcext:value-type="float">
            <text:p>1.00262193532667</text:p>
          </table:table-cell>
          <table:table-cell table:formula="of:=1/[.M2]" office:value-type="float" office:value="0.175848434405562" calcext:value-type="float">
            <text:p>0.175848434405562</text:p>
          </table:table-cell>
          <table:table-cell table:formula="of:=[.P2]/[.A2]" office:value-type="float" office:value="0.175848434405562" calcext:value-type="float">
            <text:p>0.175848434405562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.714653" calcext:value-type="float">
            <text:p>5.714653</text:p>
          </table:table-cell>
          <table:table-cell table:style-name="ce2" office:value-type="float" office:value="5.713781" calcext:value-type="float">
            <text:p>5.713781</text:p>
          </table:table-cell>
          <table:table-cell table:style-name="ce2" office:value-type="float" office:value="5.715165" calcext:value-type="float">
            <text:p>5.715165</text:p>
          </table:table-cell>
          <table:table-cell table:style-name="ce2" office:value-type="float" office:value="5.522207" calcext:value-type="float">
            <text:p>5.522207</text:p>
          </table:table-cell>
          <table:table-cell table:style-name="ce2" office:value-type="float" office:value="5.710616" calcext:value-type="float">
            <text:p>5.710616</text:p>
          </table:table-cell>
          <table:table-cell table:style-name="ce4" table:formula="of:=SUM([.B3:.F3])/5" office:value-type="float" office:value="5.6752844" calcext:value-type="float">
            <text:p>5.6752844</text:p>
          </table:table-cell>
          <table:table-cell table:style-name="ce2" office:value-type="float" office:value="3.061266" calcext:value-type="float">
            <text:p>3.061266</text:p>
          </table:table-cell>
          <table:table-cell table:style-name="ce2" office:value-type="float" office:value="3.065333" calcext:value-type="float">
            <text:p>3.065333</text:p>
          </table:table-cell>
          <table:table-cell table:style-name="ce2" office:value-type="float" office:value="3.072825" calcext:value-type="float">
            <text:p>3.072825</text:p>
          </table:table-cell>
          <table:table-cell table:style-name="ce2" office:value-type="float" office:value="3.085511" calcext:value-type="float">
            <text:p>3.085511</text:p>
          </table:table-cell>
          <table:table-cell table:style-name="ce2" office:value-type="float" office:value="3.085829" calcext:value-type="float">
            <text:p>3.085829</text:p>
          </table:table-cell>
          <table:table-cell table:style-name="ce4" table:formula="of:=SUM([.H3:.L3])/5" office:value-type="float" office:value="3.0741528" calcext:value-type="float">
            <text:p>3.0741528</text:p>
          </table:table-cell>
          <table:table-cell table:formula="of:=[.G3]/[.M3]" office:value-type="float" office:value="1.84612957430093" calcext:value-type="float">
            <text:p>1.84612957430093</text:p>
          </table:table-cell>
          <table:table-cell table:formula="of:=[.N3]/[.A3]" office:value-type="float" office:value="0.923064787150463" calcext:value-type="float">
            <text:p>0.923064787150463</text:p>
          </table:table-cell>
          <table:table-cell table:formula="of:=1/[.M3]" office:value-type="float" office:value="0.325292874186345" calcext:value-type="float">
            <text:p>0.325292874186345</text:p>
          </table:table-cell>
          <table:table-cell table:formula="of:=[.P3]/[.A3]" office:value-type="float" office:value="0.162646437093172" calcext:value-type="float">
            <text:p>0.16264643709317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.684445" calcext:value-type="float">
            <text:p>5.684445</text:p>
          </table:table-cell>
          <table:table-cell table:style-name="ce2" office:value-type="float" office:value="5.705357" calcext:value-type="float">
            <text:p>5.705357</text:p>
          </table:table-cell>
          <table:table-cell table:style-name="ce2" office:value-type="float" office:value="5.707595" calcext:value-type="float">
            <text:p>5.707595</text:p>
          </table:table-cell>
          <table:table-cell table:style-name="ce2" office:value-type="float" office:value="5.699241" calcext:value-type="float">
            <text:p>5.699241</text:p>
          </table:table-cell>
          <table:table-cell table:style-name="ce2" office:value-type="float" office:value="5.708603" calcext:value-type="float">
            <text:p>5.708603</text:p>
          </table:table-cell>
          <table:table-cell table:style-name="ce4" table:formula="of:=SUM([.B4:.F4])/5" office:value-type="float" office:value="5.7010482" calcext:value-type="float">
            <text:p>5.7010482</text:p>
          </table:table-cell>
          <table:table-cell table:style-name="ce2" office:value-type="float" office:value="2.952561" calcext:value-type="float">
            <text:p>2.952561</text:p>
          </table:table-cell>
          <table:table-cell table:style-name="ce2" office:value-type="float" office:value="2.960562" calcext:value-type="float">
            <text:p>2.960562</text:p>
          </table:table-cell>
          <table:table-cell table:style-name="ce2" office:value-type="float" office:value="2.961824" calcext:value-type="float">
            <text:p>2.961824</text:p>
          </table:table-cell>
          <table:table-cell table:style-name="ce2" office:value-type="float" office:value="2.959438" calcext:value-type="float">
            <text:p>2.959438</text:p>
          </table:table-cell>
          <table:table-cell table:style-name="ce2" office:value-type="float" office:value="2.949328" calcext:value-type="float">
            <text:p>2.949328</text:p>
          </table:table-cell>
          <table:table-cell table:style-name="ce4" table:formula="of:=SUM([.H4:.L4])/5" office:value-type="float" office:value="2.9567426" calcext:value-type="float">
            <text:p>2.9567426</text:p>
          </table:table-cell>
          <table:table-cell table:formula="of:=[.G4]/[.M4]" office:value-type="float" office:value="1.92815167610464" calcext:value-type="float">
            <text:p>1.92815167610464</text:p>
          </table:table-cell>
          <table:table-cell table:formula="of:=[.N4]/[.A4]" office:value-type="float" office:value="0.642717225368214" calcext:value-type="float">
            <text:p>0.642717225368214</text:p>
          </table:table-cell>
          <table:table-cell table:formula="of:=1/[.M4]" office:value-type="float" office:value="0.338210028833758" calcext:value-type="float">
            <text:p>0.338210028833758</text:p>
          </table:table-cell>
          <table:table-cell table:formula="of:=[.P4]/[.A4]" office:value-type="float" office:value="0.112736676277919" calcext:value-type="float">
            <text:p>0.112736676277919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.697452" calcext:value-type="float">
            <text:p>5.697452</text:p>
          </table:table-cell>
          <table:table-cell table:style-name="ce2" office:value-type="float" office:value="5.696692" calcext:value-type="float">
            <text:p>5.696692</text:p>
          </table:table-cell>
          <table:table-cell table:style-name="ce2" office:value-type="float" office:value="5.698579" calcext:value-type="float">
            <text:p>5.698579</text:p>
          </table:table-cell>
          <table:table-cell table:style-name="ce2" office:value-type="float" office:value="5.698787" calcext:value-type="float">
            <text:p>5.698787</text:p>
          </table:table-cell>
          <table:table-cell table:style-name="ce2" office:value-type="float" office:value="5.697285" calcext:value-type="float">
            <text:p>5.697285</text:p>
          </table:table-cell>
          <table:table-cell table:style-name="ce4" table:formula="of:=SUM([.B5:.F5])/5" office:value-type="float" office:value="5.697759" calcext:value-type="float">
            <text:p>5.697759</text:p>
          </table:table-cell>
          <table:table-cell table:style-name="ce2" office:value-type="float" office:value="2.050964" calcext:value-type="float">
            <text:p>2.050964</text:p>
          </table:table-cell>
          <table:table-cell table:style-name="ce2" office:value-type="float" office:value="2.058693" calcext:value-type="float">
            <text:p>2.058693</text:p>
          </table:table-cell>
          <table:table-cell table:style-name="ce2" office:value-type="float" office:value="2.046395" calcext:value-type="float">
            <text:p>2.046395</text:p>
          </table:table-cell>
          <table:table-cell table:style-name="ce2" office:value-type="float" office:value="2.047533" calcext:value-type="float">
            <text:p>2.047533</text:p>
          </table:table-cell>
          <table:table-cell table:style-name="ce2" office:value-type="float" office:value="2.040054" calcext:value-type="float">
            <text:p>2.040054</text:p>
          </table:table-cell>
          <table:table-cell table:style-name="ce4" table:formula="of:=SUM([.H5:.L5])/5" office:value-type="float" office:value="2.0487278" calcext:value-type="float">
            <text:p>2.0487278</text:p>
          </table:table-cell>
          <table:table-cell table:formula="of:=[.G5]/[.M5]" office:value-type="float" office:value="2.78112055686461" calcext:value-type="float">
            <text:p>2.78112055686461</text:p>
          </table:table-cell>
          <table:table-cell table:formula="of:=[.N5]/[.A5]" office:value-type="float" office:value="0.695280139216152" calcext:value-type="float">
            <text:p>0.695280139216152</text:p>
          </table:table-cell>
          <table:table-cell table:formula="of:=1/[.M5]" office:value-type="float" office:value="0.488107790600586" calcext:value-type="float">
            <text:p>0.488107790600586</text:p>
          </table:table-cell>
          <table:table-cell table:formula="of:=[.P5]/[.A5]" office:value-type="float" office:value="0.122026947650147" calcext:value-type="float">
            <text:p>0.122026947650147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.706179" calcext:value-type="float">
            <text:p>5.706179</text:p>
          </table:table-cell>
          <table:table-cell table:style-name="ce2" office:value-type="float" office:value="5.669384" calcext:value-type="float">
            <text:p>5.669384</text:p>
          </table:table-cell>
          <table:table-cell table:style-name="ce2" office:value-type="float" office:value="5.676922" calcext:value-type="float">
            <text:p>5.676922</text:p>
          </table:table-cell>
          <table:table-cell table:style-name="ce2" office:value-type="float" office:value="5.661911" calcext:value-type="float">
            <text:p>5.661911</text:p>
          </table:table-cell>
          <table:table-cell table:style-name="ce2" office:value-type="float" office:value="5.708526" calcext:value-type="float">
            <text:p>5.708526</text:p>
          </table:table-cell>
          <table:table-cell table:style-name="ce4" table:formula="of:=SUM([.B6:.F6])/5" office:value-type="float" office:value="5.6845844" calcext:value-type="float">
            <text:p>5.6845844</text:p>
          </table:table-cell>
          <table:table-cell table:style-name="ce2" office:value-type="float" office:value="2.094467" calcext:value-type="float">
            <text:p>2.094467</text:p>
          </table:table-cell>
          <table:table-cell table:style-name="ce2" office:value-type="float" office:value="2.084552" calcext:value-type="float">
            <text:p>2.084552</text:p>
          </table:table-cell>
          <table:table-cell table:style-name="ce2" office:value-type="float" office:value="2.041949" calcext:value-type="float">
            <text:p>2.041949</text:p>
          </table:table-cell>
          <table:table-cell table:style-name="ce2" office:value-type="float" office:value="2.073761" calcext:value-type="float">
            <text:p>2.073761</text:p>
          </table:table-cell>
          <table:table-cell table:style-name="ce2" office:value-type="float" office:value="2.095674" calcext:value-type="float">
            <text:p>2.095674</text:p>
          </table:table-cell>
          <table:table-cell table:style-name="ce4" table:formula="of:=SUM([.H6:.L6])/5" office:value-type="float" office:value="2.0780806" calcext:value-type="float">
            <text:p>2.0780806</text:p>
          </table:table-cell>
          <table:table-cell table:formula="of:=[.G6]/[.M6]" office:value-type="float" office:value="2.73549755481092" calcext:value-type="float">
            <text:p>2.73549755481092</text:p>
          </table:table-cell>
          <table:table-cell table:formula="of:=[.N6]/[.A6]" office:value-type="float" office:value="0.547099510962183" calcext:value-type="float">
            <text:p>0.547099510962183</text:p>
          </table:table-cell>
          <table:table-cell table:formula="of:=1/[.M6]" office:value-type="float" office:value="0.481213288839711" calcext:value-type="float">
            <text:p>0.481213288839711</text:p>
          </table:table-cell>
          <table:table-cell table:formula="of:=[.P6]/[.A6]" office:value-type="float" office:value="0.0962426577679422" calcext:value-type="float">
            <text:p>0.09624265776794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5.685594" calcext:value-type="float">
            <text:p>5.685594</text:p>
          </table:table-cell>
          <table:table-cell table:style-name="ce2" office:value-type="float" office:value="5.696803" calcext:value-type="float">
            <text:p>5.696803</text:p>
          </table:table-cell>
          <table:table-cell table:style-name="ce2" office:value-type="float" office:value="5.692695" calcext:value-type="float">
            <text:p>5.692695</text:p>
          </table:table-cell>
          <table:table-cell table:style-name="ce2" office:value-type="float" office:value="5.725081" calcext:value-type="float">
            <text:p>5.725081</text:p>
          </table:table-cell>
          <table:table-cell table:style-name="ce2" office:value-type="float" office:value="5.705921" calcext:value-type="float">
            <text:p>5.705921</text:p>
          </table:table-cell>
          <table:table-cell table:style-name="ce4" table:formula="of:=SUM([.B7:.F7])/5" office:value-type="float" office:value="5.7012188" calcext:value-type="float">
            <text:p>5.7012188</text:p>
          </table:table-cell>
          <table:table-cell table:style-name="ce2" office:value-type="float" office:value="1.604469" calcext:value-type="float">
            <text:p>1.604469</text:p>
          </table:table-cell>
          <table:table-cell table:style-name="ce2" office:value-type="float" office:value="1.591778" calcext:value-type="float">
            <text:p>1.591778</text:p>
          </table:table-cell>
          <table:table-cell table:style-name="ce2" office:value-type="float" office:value="1.606196" calcext:value-type="float">
            <text:p>1.606196</text:p>
          </table:table-cell>
          <table:table-cell table:style-name="ce2" office:value-type="float" office:value="1.61608" calcext:value-type="float">
            <text:p>1.61608</text:p>
          </table:table-cell>
          <table:table-cell table:style-name="ce2" office:value-type="float" office:value="1.62623" calcext:value-type="float">
            <text:p>1.62623</text:p>
          </table:table-cell>
          <table:table-cell table:style-name="ce4" table:formula="of:=SUM([.H7:.L7])/5" office:value-type="float" office:value="1.6089506" calcext:value-type="float">
            <text:p>1.6089506</text:p>
          </table:table-cell>
          <table:table-cell table:formula="of:=[.G7]/[.M7]" office:value-type="float" office:value="3.54343930758346" calcext:value-type="float">
            <text:p>3.54343930758346</text:p>
          </table:table-cell>
          <table:table-cell table:formula="of:=[.N7]/[.A7]" office:value-type="float" office:value="0.590573217930577" calcext:value-type="float">
            <text:p>0.590573217930577</text:p>
          </table:table-cell>
          <table:table-cell table:formula="of:=1/[.M7]" office:value-type="float" office:value="0.621523121965336" calcext:value-type="float">
            <text:p>0.621523121965336</text:p>
          </table:table-cell>
          <table:table-cell table:formula="of:=[.P7]/[.A7]" office:value-type="float" office:value="0.103587186994223" calcext:value-type="float">
            <text:p>0.103587186994223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5.687396" calcext:value-type="float">
            <text:p>5.687396</text:p>
          </table:table-cell>
          <table:table-cell table:style-name="ce2" office:value-type="float" office:value="5.703649" calcext:value-type="float">
            <text:p>5.703649</text:p>
          </table:table-cell>
          <table:table-cell table:style-name="ce2" office:value-type="float" office:value="5.702052" calcext:value-type="float">
            <text:p>5.702052</text:p>
          </table:table-cell>
          <table:table-cell table:style-name="ce2" office:value-type="float" office:value="5.707287" calcext:value-type="float">
            <text:p>5.707287</text:p>
          </table:table-cell>
          <table:table-cell table:style-name="ce2" office:value-type="float" office:value="5.72345" calcext:value-type="float">
            <text:p>5.72345</text:p>
          </table:table-cell>
          <table:table-cell table:style-name="ce4" table:formula="of:=SUM([.B8:.F8])/5" office:value-type="float" office:value="5.7047668" calcext:value-type="float">
            <text:p>5.7047668</text:p>
          </table:table-cell>
          <table:table-cell table:style-name="ce2" office:value-type="float" office:value="1.600663" calcext:value-type="float">
            <text:p>1.600663</text:p>
          </table:table-cell>
          <table:table-cell table:style-name="ce2" office:value-type="float" office:value="1.585051" calcext:value-type="float">
            <text:p>1.585051</text:p>
          </table:table-cell>
          <table:table-cell table:style-name="ce2" office:value-type="float" office:value="1.592665" calcext:value-type="float">
            <text:p>1.592665</text:p>
          </table:table-cell>
          <table:table-cell table:style-name="ce2" office:value-type="float" office:value="1.602671" calcext:value-type="float">
            <text:p>1.602671</text:p>
          </table:table-cell>
          <table:table-cell table:style-name="ce2" office:value-type="float" office:value="1.621499" calcext:value-type="float">
            <text:p>1.621499</text:p>
          </table:table-cell>
          <table:table-cell table:style-name="ce4" table:formula="of:=SUM([.H8:.L8])/5" office:value-type="float" office:value="1.6005098" calcext:value-type="float">
            <text:p>1.6005098</text:p>
          </table:table-cell>
          <table:table-cell table:formula="of:=[.G8]/[.M8]" office:value-type="float" office:value="3.56434356103287" calcext:value-type="float">
            <text:p>3.56434356103287</text:p>
          </table:table-cell>
          <table:table-cell table:formula="of:=[.N8]/[.A8]" office:value-type="float" office:value="0.509191937290409" calcext:value-type="float">
            <text:p>0.509191937290409</text:p>
          </table:table-cell>
          <table:table-cell table:formula="of:=1/[.M8]" office:value-type="float" office:value="0.624800922805971" calcext:value-type="float">
            <text:p>0.624800922805971</text:p>
          </table:table-cell>
          <table:table-cell table:formula="of:=[.P8]/[.A8]" office:value-type="float" office:value="0.0892572746865673" calcext:value-type="float">
            <text:p>0.089257274686567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5.718245" calcext:value-type="float">
            <text:p>5.718245</text:p>
          </table:table-cell>
          <table:table-cell table:style-name="ce2" office:value-type="float" office:value="5.690486" calcext:value-type="float">
            <text:p>5.690486</text:p>
          </table:table-cell>
          <table:table-cell table:style-name="ce2" office:value-type="float" office:value="5.70039" calcext:value-type="float">
            <text:p>5.70039</text:p>
          </table:table-cell>
          <table:table-cell table:style-name="ce2" office:value-type="float" office:value="5.794609" calcext:value-type="float">
            <text:p>5.794609</text:p>
          </table:table-cell>
          <table:table-cell table:style-name="ce2" office:value-type="float" office:value="5.692561" calcext:value-type="float">
            <text:p>5.692561</text:p>
          </table:table-cell>
          <table:table-cell table:style-name="ce4" table:formula="of:=SUM([.B9:.F9])/5" office:value-type="float" office:value="5.7192582" calcext:value-type="float">
            <text:p>5.7192582</text:p>
          </table:table-cell>
          <table:table-cell table:style-name="ce2" office:value-type="float" office:value="1.39053" calcext:value-type="float">
            <text:p>1.39053</text:p>
          </table:table-cell>
          <table:table-cell table:style-name="ce2" office:value-type="float" office:value="1.357675" calcext:value-type="float">
            <text:p>1.357675</text:p>
          </table:table-cell>
          <table:table-cell table:style-name="ce2" office:value-type="float" office:value="1.357638" calcext:value-type="float">
            <text:p>1.357638</text:p>
          </table:table-cell>
          <table:table-cell table:style-name="ce2" office:value-type="float" office:value="1.304046" calcext:value-type="float">
            <text:p>1.304046</text:p>
          </table:table-cell>
          <table:table-cell table:style-name="ce2" office:value-type="float" office:value="1.355135" calcext:value-type="float">
            <text:p>1.355135</text:p>
          </table:table-cell>
          <table:table-cell table:style-name="ce4" table:formula="of:=SUM([.H9:.L9])/5" office:value-type="float" office:value="1.3530048" calcext:value-type="float">
            <text:p>1.3530048</text:p>
          </table:table-cell>
          <table:table-cell table:formula="of:=[.G9]/[.M9]" office:value-type="float" office:value="4.22707901701457" calcext:value-type="float">
            <text:p>4.22707901701457</text:p>
          </table:table-cell>
          <table:table-cell table:formula="of:=[.N9]/[.A9]" office:value-type="float" office:value="0.528384877126822" calcext:value-type="float">
            <text:p>0.528384877126822</text:p>
          </table:table-cell>
          <table:table-cell table:formula="of:=1/[.M9]" office:value-type="float" office:value="0.739095678004986" calcext:value-type="float">
            <text:p>0.739095678004986</text:p>
          </table:table-cell>
          <table:table-cell table:formula="of:=[.P9]/[.A9]" office:value-type="float" office:value="0.0923869597506232" calcext:value-type="float">
            <text:p>0.092386959750623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0 = Black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55 = White</text:p>
          </table:table-cell>
          <table:table-cell office:value-type="string" calcext:value-type="string">
            <text:p><text:s/># of iterations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07:46:31.213992790</meta:creation-date>
    <dc:date>2017-08-28T09:40:25.076056945</dc:date>
    <meta:editing-duration>PT38M11S</meta:editing-duration>
    <meta:editing-cycles>3</meta:editing-cycles>
    <meta:generator>LibreOffice/5.2.7.2$Linux_X86_64 LibreOffice_project/20$Build-2</meta:generator>
    <meta:document-statistic meta:table-count="1" meta:cell-count="156" meta:object-count="0"/>
  </office:meta>
</office:document-meta>
</file>